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0C300002374E6F1C3EE.svm"/>
  <manifest:file-entry manifest:media-type="" manifest:full-path="Pictures/2000000700005AF400000DC0349DF01B.svm"/>
  <manifest:file-entry manifest:media-type="" manifest:full-path="Pictures/200000070000471C0000189A454B5752.svm"/>
  <manifest:file-entry manifest:media-type="" manifest:full-path="Pictures/2000000700004A01000002CBA113DBF5.svm"/>
  <manifest:file-entry manifest:media-type="" manifest:full-path="Pictures/2000000700004A0100000A8C894269DD.svm"/>
  <manifest:file-entry manifest:media-type="" manifest:full-path="Pictures/2000000700003A31000007081C6F7909.svm"/>
  <manifest:file-entry manifest:media-type="" manifest:full-path="Pictures/20000007000063BD00001B4A39086A99.svm"/>
  <manifest:file-entry manifest:media-type="" manifest:full-path="Pictures/200000070000494800001193669DA4F6.svm"/>
  <manifest:file-entry manifest:media-type="" manifest:full-path="Pictures/2000000700004874000015808608CCB2.svm"/>
  <manifest:file-entry manifest:media-type="" manifest:full-path="Pictures/200000070000497D000004C2D9CC4EC1.svm"/>
  <manifest:file-entry manifest:media-type="" manifest:full-path="Pictures/20000007000040150000027CF30ACBC3.svm"/>
  <manifest:file-entry manifest:media-type="" manifest:full-path="Pictures/20000007000047BB0000031B5ADD741D.svm"/>
  <manifest:file-entry manifest:media-type="" manifest:full-path="Pictures/2000000700004314000006D3B2A54332.svm"/>
  <manifest:file-entry manifest:media-type="" manifest:full-path="Pictures/20000007000072EF000019886DB9DE78.svm"/>
  <manifest:file-entry manifest:media-type="" manifest:full-path="Pictures/2000000700007147000022023E52441D.svm"/>
  <manifest:file-entry manifest:media-type="" manifest:full-path="Pictures/2000000700001792000013051E0E9782.svm"/>
  <manifest:file-entry manifest:media-type="" manifest:full-path="Pictures/20000007000033C9000002E6FB6BDCD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Écrire des données :</text:p>
      <text:p text:style-name="P4"/>
      <text:p text:style-name="P1">... A l'aide d'un script PHP, pas de phpMyAdmin bien sûr, il faut que le site s'en charge, on peut pas le faire manuellement à chaque fois.</text:p>
      <text:p text:style-name="P1">Le principe est assez similaire à la lecture des données. Sauf que cette fois on utilise la fonction 'exec' de $bdd, qui permet de modifier la base de données (query permettait de requérir des données). </text:p>
      <text:p text:style-name="P1">Et en langage SQL on va avoir ce modèle :</text:p>
      <text:p text:style-name="P1"/>
      <text:p text:style-name="P1">INSERT INTO jeux_videos(nom_champs1, nom_champs2, nom_champs3, nom_champs4)</text:p>
      <text:p text:style-name="P1">VALUES ('valeur_champs1', valeur_champs2, 'valeur_champs3', 'valeur_champs4').</text:p>
      <text:p text:style-name="P1"/>
      <text:p text:style-name="P1">Note : on pourrait également uniquement écrire :</text:p>
      <text:p text:style-name="P2"/>
      <text:p text:style-name="P1">INSERT INTO jeux_videos('valeur_champs1', 'valeur_champs2', 'valeur_champs3', 'valeur_champs4');</text:p>
      <text:p text:style-name="P1"/>
      <text:p text:style-name="P1">C'est-à-dire sans le nom des champs. Mais c'est moins clair.</text:p>
      <text:p text:style-name="P1"/>
      <text:p text:style-name="P1"><draw:frame draw:style-name="fr1" draw:name="images15" text:anchor-type="paragraph" svg:x="-2cm" svg:y="0.212cm" svg:width="20.997cm" svg:height="4.664cm" draw:z-index="0"><draw:image xlink:href="Pictures/20000007000072EF000019886DB9DE78.svm" xlink:type="simple" xlink:show="embed" xlink:actuate="onLoad"/></draw:frame></text:p>
      <text:p text:style-name="P4">Utiliser des variables (de formulaires par exemple) :</text:p>
      <text:p text:style-name="P4"/>
      <text:p text:style-name="P4">A NOTER que quand on appelle execute(array(...)), c'est toujours sur une requête qui a déjà été préparée, jamais sur la base de données elle-même !</text:p>
      <text:p text:style-name="P4"/>
      <text:p text:style-name="P1">La logique suit celle du chapitre précédent. On fait exactement comme ci-dessus, sauf que d'abord on prépare la base de donnée sans mettre les variables et en les remplaçant par des marqueurs nominatifs, puis on exécute la requête en indiquant les variables dans un array associatif :</text:p>
      <text:p text:style-name="P1"/>
      <text:p text:style-name="P1"><draw:frame draw:style-name="fr2" draw:name="images1" text:anchor-type="paragraph" svg:width="20.967cm" svg:height="5.736cm" draw:z-index="1"><draw:image xlink:href="Pictures/20000007000063BD00001B4A39086A99.svm" xlink:type="simple" xlink:show="embed" xlink:actuate="onLoad"/></draw:frame></text:p>
      <text:p text:style-name="P4"><text:soft-page-break/>Comment modifier une entrée ?</text:p>
      <text:p text:style-name="P4"/>
      <text:p text:style-name="P1">On utilise le mot clé UPDATE pour ça. On indique UPDATE jeux_video pour savoir la table concernée. Ensuite on entre SET prix = 10 WHERE id = 51 pour changer le prix de l'entrée 51.</text:p>
      <text:p text:style-name="P1">Pour ce faire, on utilise $bdd-&gt;exec puisqu'on modifie la table. À </text:p>
      <text:p text:style-name="P1"/>
      <text:p text:style-name="P1"/>
      <text:p text:style-name="P1">En tout :</text:p>
      <text:p text:style-name="P1"><draw:frame draw:style-name="fr3" draw:name="images2" text:anchor-type="paragraph" svg:width="13.257cm" svg:height="0.743cm" draw:z-index="2"><draw:image xlink:href="Pictures/20000007000033C9000002E6FB6BDCD7.svm" xlink:type="simple" xlink:show="embed" xlink:actuate="onLoad"/></draw:frame></text:p>
      <text:p text:style-name="P1">À noter que exec dans ce cas nous renvoie le nombre de lignes modifiées, qu'on peut ensuite stocker dans une variable.</text:p>
      <text:p text:style-name="P1"/>
      <text:p text:style-name="P7">Pour faire la même avec des variables, héritées de formulaires par exemple :</text:p>
      <text:p text:style-name="P7"/>
      <text:p text:style-name="P1">On prépare la requête, puis on l'exécute, comme d'hab : </text:p>
      <text:p text:style-name="P1"/>
      <text:p text:style-name="P1"><draw:frame draw:style-name="fr4" draw:name="images3" text:anchor-type="paragraph" svg:width="16.999cm" svg:height="1.729cm" draw:z-index="3"><draw:image xlink:href="Pictures/2000000700004314000006D3B2A54332.svm" xlink:type="simple" xlink:show="embed" xlink:actuate="onLoad"/></draw:frame></text:p>
      <text:p text:style-name="P1"/>
      <text:p text:style-name="P4">Supprimer des données :</text:p>
      <text:p text:style-name="P4"/>
      <text:p text:style-name="P1">Les données ne pourront pas être récupérées.</text:p>
      <text:p text:style-name="P1">On agit avec DELETE from jeux_video WHERE id = 51 par exemple. Voir ci-dessous :</text:p>
      <text:p text:style-name="P1"/>
      <text:p text:style-name="P1"><draw:frame draw:style-name="fr3" draw:name="images4" text:anchor-type="paragraph" svg:width="14.898cm" svg:height="1.799cm" draw:z-index="4"><draw:image xlink:href="Pictures/2000000700003A31000007081C6F7909.svm" xlink:type="simple" xlink:show="embed" xlink:actuate="onLoad"/></draw:frame></text:p>
      <text:p text:style-name="P1">(ici on est avec des requêtes préparées, utilisaant des données de formulaire donc. Mais sinon on peut entrer directement des valeurs avec $bdd-&gt;exec). </text:p>
      <text:p text:style-name="P1"/>
      <text:p text:style-name="P1"/>
      <text:p text:style-name="P4">Gérer les erreurs SQL plus précisément :</text:p>
      <text:p text:style-name="P1"><draw:frame draw:style-name="fr4" draw:name="images5" text:anchor-type="paragraph" svg:width="16.999cm" svg:height="1.101cm" draw:z-index="5"><draw:image xlink:href="Pictures/200000070000497D000004C2D9CC4EC1.svm" xlink:type="simple" xlink:show="embed" xlink:actuate="onLoad"/></draw:frame></text:p>
      <text:p text:style-name="P1">Permet d'avoir + d'infos sur l'erreur.</text:p>
      <text:p text:style-name="P1"/>
      <text:p text:style-name="P1"/>
      <text:p text:style-name="P5">TP mini-chat</text:p>
      <text:p text:style-name="P5"/>
      <text:p text:style-name="P2"/>
      <text:p text:style-name="P2">Code qui fonctionne : minichat.php + minichat_post.php. Updated avec la date.</text:p>
      <text:p text:style-name="P1"/>
      <text:p text:style-name="P2">Info importante : comment rediriger vers une autre page.</text:p>
      <text:p text:style-name="P1">Une des solutions c'est la balise meta (?) mais le mieux ça reste encore une redirection HTTP. On fait comme suit :</text:p>
      <text:p text:style-name="P2"><text:soft-page-break/></text:p>
      <text:p text:style-name="P2"><draw:frame draw:style-name="fr4" draw:name="images6" text:anchor-type="paragraph" svg:width="16.999cm" svg:height="2.422cm" draw:z-index="6"><draw:image xlink:href="Pictures/2000000700004A0100000A8C894269DD.svm" xlink:type="simple" xlink:show="embed" xlink:actuate="onLoad"/></draw:frame></text:p>
      <text:p text:style-name="P1">De cette façon dans notre page PHP on n'aura uniquement du code PHP, aucun HTML. </text:p>
      <text:p text:style-name="P2"/>
      <text:p text:style-name="P2"/>
      <text:p text:style-name="P1">Rappel : on n'a pas à ouvrir la base de données tout en haut, ça c'est juste pour les cookies etc... pas pour les bases de données. </text:p>
      <text:p text:style-name="P2"/>
      <text:p text:style-name="P1">Inclut une gestion du pseudo qui est retenu par un cookie. Si le cookie est défini, on le place dans une variable. Cette variable on la définit en value dans l'input text comme ceci :</text:p>
      <text:p text:style-name="P2"/>
      <text:p text:style-name="P1"><draw:frame draw:style-name="fr4" draw:name="images7" text:anchor-type="paragraph" svg:width="16.999cm" svg:height="0.736cm" draw:z-index="7"><draw:image xlink:href="Pictures/20000007000047BB0000031B5ADD741D.svm" xlink:type="simple" xlink:show="embed" xlink:actuate="onLoad"/></draw:frame>NOTER LE ECHO ici, simplement la variable ça ne fonctionne pas. </text:p>
      <text:p text:style-name="P1">À chaque fois qu'on appuie sur Valider on rafraîchit le cookie comme ça ça s'adapte si l'utilisateur change de pseudo. </text:p>
      <text:p text:style-name="P2"/>
      <text:p text:style-name="P2"/>
      <text:p text:style-name="P6">Les fonctions SQL :</text:p>
      <text:p text:style-name="P6"/>
      <text:p text:style-name="P2">SQL possède quelques fonctions intégrées qui permettent d'effectuer quelques opérations sur les bases de données SQL.</text:p>
      <text:p text:style-name="P2"/>
      <text:p text:style-name="P8">Les fonctions scalaires :</text:p>
      <text:p text:style-name="P8"/>
      <text:p text:style-name="P2">Exemple de la fonction UPPER dans la requête SQL :</text:p>
      <text:p text:style-name="P2"/>
      <text:p text:style-name="P1"><draw:frame draw:style-name="fr4" draw:name="images8" text:anchor-type="paragraph" svg:width="16.999cm" svg:height="0.64cm" draw:z-index="8"><draw:image xlink:href="Pictures/2000000700004A01000002CBA113DBF5.svm" xlink:type="simple" xlink:show="embed" xlink:actuate="onLoad"/></draw:frame></text:p>
      <text:p text:style-name="P1">Ici, <text:span text:style-name="T1">la table n'est pas modifiée</text:span>, on crée juste un champs virtuel temporaire <text:span text:style-name="T1">contenant l'intégralité du champ transformé</text:span>. Si on veut l'utiliser, mieux vaut récupérer ce champ transformé dans une variable avec AS, puis l'utiliser. Voici par exemple une fonction qui met en majuscule les noms et les affiche un par un :</text:p>
      <text:p text:style-name="P1"/>
      <text:p text:style-name="P1"><draw:frame draw:style-name="fr4" draw:name="images9" text:anchor-type="paragraph" svg:width="16.999cm" svg:height="5.043cm" draw:z-index="9"><draw:image xlink:href="Pictures/2000000700004874000015808608CCB2.svm" xlink:type="simple" xlink:show="embed" xlink:actuate="onLoad"/></draw:frame></text:p>
      <text:p text:style-name="P1">(On peut rajouter un petit WHERE pour sélectionner où on veut sélectionner et mettre en upper).</text:p>
      <text:p text:style-name="P1"/>
      <text:p text:style-name="P1"><text:soft-page-break/>ATTENTION IMPORTANT, on peut également récupérer les autres champs sans leur appliquer de fonction, genre 'SELECT UPPER(nom) AS nom_maj, possesseur, prix FROM jeux_video';</text:p>
      <text:p text:style-name="P1"/>
      <text:p text:style-name="P1">Autres fonctions scalaires :</text:p>
      <text:p text:style-name="P1"/>
      <text:list xml:id="list2644318626494436364" text:style-name="L1">
        <text:list-item>
          <text:p text:style-name="P9">LOWER, pour récupérer un champ en minuscules.</text:p>
        </text:list-item>
        <text:list-item>
          <text:p text:style-name="P9">LENGTH, pour récupérer un entier représentant la longueur d'un texte.</text:p>
        </text:list-item>
        <text:list-item>
          <text:p text:style-name="P9">ROUND(prix, 2) pour récupérer l'arrondi à 2 chiffres après la virgule du prix.</text:p>
        </text:list-item>
      </text:list>
      <text:p text:style-name="P1">Pour bien d'autres, voir la doc MySQL.</text:p>
      <text:p text:style-name="P1"/>
      <text:p text:style-name="P7">Les fonctions d'agrégat :</text:p>
      <text:p text:style-name="P7"/>
      <text:p text:style-name="P1">Contrairement aux fonctions scalaires, les fonctions d'agrégat ne retournent pas l'intégralité des entrées d'un champ, mais un seul élément. Exemple de la fonction AVG(prix) qui calcule ici la moyenne du champ "prix". Donc si on a une requête $requete qui récolte une query avec seulement un AVG, puis une variable $donnees qui récolte ce que $requete va fetch(), $donnees n'aura qu'une seule entrée et un seul champ.</text:p>
      <text:p text:style-name="P1"/>
      <text:p text:style-name="P1"><draw:frame draw:style-name="fr4" draw:name="images10" text:anchor-type="paragraph" svg:width="16.999cm" svg:height="4.076cm" draw:z-index="10"><draw:image xlink:href="Pictures/200000070000494800001193669DA4F6.svm" xlink:type="simple" xlink:show="embed" xlink:actuate="onLoad"/></draw:frame></text:p>
      <text:p text:style-name="P1">Ici on ne peut pas sélectionner d'autres champs avec ça, ça n'aurait aucun sens. On aurait d'un côté une seule entrée avec la moyenne des prix, et de l'autre des entrées avec un possesseur et une console par exemple. Pas besoin de boucle puisqu'on a qu'une entrée.</text:p>
      <text:p text:style-name="P1"/>
      <text:p text:style-name="P1">Autres fonctions d'agrégat :</text:p>
      <text:list xml:id="list8959384129722514220" text:style-name="L2">
        <text:list-item>
          <text:p text:style-name="P10">SUM pour récupérer la somme d'un champ.</text:p>
        </text:list-item>
        <text:list-item>
          <text:p text:style-name="P10">MAX pour récupérer la valeur maximale.</text:p>
        </text:list-item>
        <text:list-item>
          <text:p text:style-name="P10">MIN pour récupérer la valeur minimale.</text:p>
        </text:list-item>
        <text:list-item>
          <text:p text:style-name="P10">COUNT pour récupérer le nombre d'entrées. Par exemple pour récupérer le nombre d'entrées de Florent dans notre base jeux_video :</text:p>
          <text:p text:style-name="P10">'SELECT COUNT(*) AS nbre_Florent WHERE possesseur=Florent';</text:p>
          <text:p text:style-name="P10"/>
          <text:p text:style-name="P10">On peut également faire :</text:p>
          <text:p text:style-name="P10">'SELECT COUNT(nbre_joueurs_max) AS nbre_joueurs_def FROM jeux_video';</text:p>
          <text:p text:style-name="P10">Ici on compte le nombre d'entrées pour lesquelles le champ n'est pas NULL.</text:p>
        </text:list-item>
      </text:list>
      <text:p text:style-name="P1"><text:tab/></text:p>
      <text:p text:style-name="P1"><text:tab/></text:p>
      <text:p text:style-name="P1"><text:tab/>On peut également l'utiliser pour compter le nombre de <text:span text:style-name="T1">valeurs distinctes </text:span>dans un champ. <text:tab/>Par exemple pour nous on peut avoir plusieurs fois le même possesseur. On fait :</text:p>
      <text:p text:style-name="P1"><text:tab/>'SELECT COUNT(DISTINCT possesseur) AS nbre_possesseurs FROM jeux_video';</text:p>
      <text:p text:style-name="P1"/>
      <text:p text:style-name="P1"/>
      <text:p text:style-name="P1"/>
      <text:p text:style-name="P1"/>
      <text:p text:style-name="P7"><text:soft-page-break/>La commande GROUP BY :</text:p>
      <text:p text:style-name="P7"/>
      <text:p text:style-name="P1">Cette commande s'utilise exclusivement en combinaison avec des fonctions d'agrégat. Elle permet d'effectuer la commande d'agrégat sur des groupes distincts. Elle se met après le FROM. Par exemple si on veut obtenir le prix moyen <text:span text:style-name="T2">par console </text:span>:</text:p>
      <text:p text:style-name="P1"/>
      <text:p text:style-name="P1"><draw:frame draw:style-name="fr3" draw:name="images11" text:anchor-type="paragraph" svg:width="16.404cm" svg:height="0.637cm" draw:z-index="11"><draw:image xlink:href="Pictures/20000007000040150000027CF30ACBC3.svm" xlink:type="simple" xlink:show="embed" xlink:actuate="onLoad"/></draw:frame></text:p>
      <text:p text:style-name="P1"><draw:frame draw:style-name="fr3" draw:name="images12" text:anchor-type="paragraph" svg:width="6.034cm" svg:height="4.868cm" draw:z-index="12"><draw:image xlink:href="Pictures/2000000700001792000013051E0E9782.svm" xlink:type="simple" xlink:show="embed" xlink:actuate="onLoad"/></draw:frame></text:p>
      <text:p text:style-name="P1"/>
      <text:p text:style-name="P1">EXEMPLE page test8.php :</text:p>
      <text:p text:style-name="P1"/>
      <text:p text:style-name="P1"><draw:frame draw:style-name="fr2" draw:name="images13" text:anchor-type="paragraph" svg:width="20.874cm" svg:height="6.56cm" draw:z-index="13"><draw:image xlink:href="Pictures/20000007000070C300002374E6F1C3EE.svm" xlink:type="simple" xlink:show="embed" xlink:actuate="onLoad"/></draw:frame></text:p>
      <text:p text:style-name="P1">ATTENTION bien remarquer ici qu'il faut également important le champ utilisé pour grouper (ici possesseur) avec l'importation des résultats de la fonction d'agrégat.</text:p>
      <text:p text:style-name="P1"/>
      <text:p text:style-name="P1"/>
      <text:p text:style-name="P7">La commande HAVING :</text:p>
      <text:p text:style-name="P1"/>
      <text:p text:style-name="P1">Permet de sélectionner certaines données, comme WHERE, mais une fois que les résultats de la fonction d'agrégat ont été triés. Par exemple, ci-dessus on a afficher le prix moyen (agrégat) par console (GROUP BY). Maintenant si on veut afficher le prix moyen par console quand le prix moyen est supérieur à 100€ :</text:p>
      <text:p text:style-name="P1"/>
      <text:p text:style-name="P1"><draw:frame draw:style-name="fr2" draw:name="images14" text:anchor-type="paragraph" svg:width="20.874cm" svg:height="6.265cm" draw:z-index="14"><draw:image xlink:href="Pictures/2000000700007147000022023E52441D.svm" xlink:type="simple" xlink:show="embed" xlink:actuate="onLoad"/></draw:frame><text:soft-page-break/></text:p>
      <text:p text:style-name="P1">(test8.php).</text:p>
      <text:p text:style-name="P1"/>
      <text:p text:style-name="P4">Les dates en SQL :</text:p>
      <text:p text:style-name="P4"/>
      <text:p text:style-name="P1">On a pas mal de champs qui sont sensé s'occuper de la date : </text:p>
      <text:p text:style-name="P1"><draw:frame draw:style-name="fr4" draw:name="images16" text:anchor-type="paragraph" svg:width="16.999cm" svg:height="5.881cm" draw:z-index="15"><draw:image xlink:href="Pictures/200000070000471C0000189A454B5752.svm" xlink:type="simple" xlink:show="embed" xlink:actuate="onLoad"/></draw:frame></text:p>
      <text:p text:style-name="P1">Les champs de date s'exécutent comme des champs de texte, il leur faut donc des apostrophes autour. Sinon ce qui est bien c'est que ça fonctionne avec la plupart des opérateurs, genre "=", "&gt;=" etc... On peut par exemple écrire :</text:p>
      <text:p text:style-name="P1"/>
      <text:p text:style-name="P1">SELECT pseudo, message, date FROM minichat WHERE date &gt; '29-06-2018 21:00:00';</text:p>
      <text:p text:style-name="P1"/>
      <text:p text:style-name="P1">Pour prendre pseudo / message / date de tous les messages postés après 21 heures le 29 juin 2018. Pareil pour insérer une entrée qui comprend une date, il suffit de respecter la sythaxe :</text:p>
      <text:p text:style-name="P1"/>
      <text:p text:style-name="P1">INSERT INTO minichat(pseudo, message, date) VALUES('Quentin', 'Hello !', '30-06-2018 22:03:00);</text:p>
      <text:p text:style-name="P1"/>
      <text:p text:style-name="P7">Quelques fonctions utiles de la date :</text:p>
      <text:p text:style-name="P7"/>
      <text:list xml:id="list5122981814413733898" text:style-name="L3">
        <text:list-item>
          <text:p text:style-name="P11">NOW() renvoie la date actuelle au format AAAA-MM-JJ HH:MM:SS. Si tu veux l'écrire dans la table, utiliser dans le $bdd-&gt;prepare direct !</text:p>
        </text:list-item>
        <text:list-item>
          <text:p text:style-name="P11">CURDATE() renvoie seulement AAAA-MM-JJ.</text:p>
        </text:list-item>
        <text:list-item>
          <text:p text:style-name="P11">CURTIME() renvoie seulement HH:MM:SS.</text:p>
        </text:list-item>
      </text:list>
      <text:p text:style-name="P1"/>
      <text:p text:style-name="P7">Fonctions d'agrégat :</text:p>
      <text:p text:style-name="P7"><text:soft-page-break/></text:p>
      <text:list xml:id="list3193577034300993994" text:style-name="L4">
        <text:list-item>
          <text:p text:style-name="P12">DAY(), MONTH(), YEAR(), HOUR(), MINUTE(), SECOND().</text:p>
          <text:p text:style-name="P12">Exemple : SELECT pseudo, message, HOUR(date) as date_heure FROM minichat;</text:p>
        </text:list-item>
        <text:list-item>
          <text:p text:style-name="P12">DATE_FORMAT(date, '%d / %m / %Y %H h %i min %s s') : %d affiche le jour, %m le mois etc... et sinon tout le reste est écrit tel quel. Ici on aura 30/06/2018 <text:s/>22 h 21 m 15 s.</text:p>
        </text:list-item>
        <text:list-item>
          <text:p text:style-name="P12">DATE_ADD(date, INTERVAL 2 DAY) et DATE_SUB(date, INTERVAL 15 HOUR). Permet de générer un champ transitoire ayant les dates ajoutées / diminuées de l'interval spécifié.</text:p>
        </text:list-item>
      </text:list>
      <text:p text:style-name="P1"/>
      <text:p text:style-name="P1"/>
      <text:p text:style-name="P5">TP blog avec affichage depuis la base de données blog</text:p>
      <text:p text:style-name="P5"/>
      <text:p text:style-name="P2">Fichiers du code : blog_index.php, blog_commentaires.php, blog_css.css.</text:p>
      <text:p text:style-name="P3"/>
      <text:p text:style-name="P1">L'idée, c'est qu'on a une base de données avec 2 tables : 1 table avec les billets (id, titre, contenu, date) et 1 table avec les commentaires de chaques billets (id, id_billet, auteur, commentaire, date_commentaire).</text:p>
      <text:p text:style-name="P1"/>
      <text:p text:style-name="P1">Dans l'index on ouvre la base de données. On sélectionne les 5 derniers billets de la base (ORDER BY id DESC LIMIT 0, 5) et on les affiche.</text:p>
      <text:p text:style-name="P1"/>
      <text:p text:style-name="P1">Il y a un lien vers la page blog_commentaires.php dans chaque billet. On passe dans l'URL l'id du billet qu'on est en train d'afficher comme ceci :</text:p>
      <text:p text:style-name="P1"/>
      <text:p text:style-name="P1"><draw:frame draw:style-name="fr4" draw:name="images17" text:anchor-type="paragraph" svg:width="16.999cm" svg:height="2.57cm" draw:z-index="16"><draw:image xlink:href="Pictures/2000000700005AF400000DC0349DF01B.svm" xlink:type="simple" xlink:show="embed" xlink:actuate="onLoad"/></draw:frame></text:p>
      <text:p text:style-name="P1">Dans la page blog_commentaires.php on récupère cette donnée par un :</text:p>
      <text:p text:style-name="P1">htmlspecialchar($_GET['id']). </text:p>
      <text:p text:style-name="P1"/>
      <text:p text:style-name="P1">Puis on l'utilise : pour savoir quel billet afficher par une requête où on SELECT WHERE id = htmlspecialchar($_GET['id'].</text:p>
      <text:p text:style-name="P1"><text:tab/><text:tab/> <text:s text:c="5"/>pour savoir quels commentaires afficher SELECT WHERE id_billet = htmlspecialchar($_GET['id'].</text:p>
      <text:p text:style-name="P1"/>
      <text:p text:style-name="P1"/>
      <text:p text:style-name="P1">NE PAS OUBLIER (ce que tu oublies <text:span text:style-name="T3">TOUJOURS</text:span>) de fermer le curseur. Et aussi de toujours protéger avec un htmlspecialcha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2M44S</meta:editing-duration>
    <meta:editing-cycles>15</meta:editing-cycles>
    <meta:generator>OpenOffice/4.1.1$Win32 OpenOffice.org_project/411m6$Build-9775</meta:generator>
    <dc:date>2018-07-02T00:09:05.68</dc:date>
    <meta:document-statistic meta:table-count="0" meta:image-count="17" meta:object-count="0" meta:page-count="7" meta:paragraph-count="94" meta:word-count="1448" meta:character-count="8782"/>
    <meta:user-defined meta:name="Info 1"/>
    <meta:user-defined meta:name="Info 2"/>
    <meta:user-defined meta:name="Info 3"/>
    <meta:user-defined meta:name="Info 4"/>
  </office:meta>
</office:document-meta>
</file>